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47930527" calcext:value-type="float">
            <text:p>46,47930527</text:p>
          </table:table-cell>
          <table:table-cell office:value-type="float" office:value="1.380020576E-027" calcext:value-type="float">
            <text:p>1,38E-027</text:p>
          </table:table-cell>
          <table:table-cell office:value-type="float" office:value="4.102737904" calcext:value-type="float">
            <text:p>4,102737904</text:p>
          </table:table-cell>
          <table:table-cell table:style-name="ce2" table:formula="of:=([.E3]-[.E2])/[.E2]" office:value-type="float" office:value="0.00358167719149978" calcext:value-type="float">
            <text:p>0,00358167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51.71443176" calcext:value-type="float">
            <text:p>51,71443176</text:p>
          </table:table-cell>
          <table:table-cell office:value-type="float" office:value="2.495241532E-020" calcext:value-type="float">
            <text:p>2,50E-020</text:p>
          </table:table-cell>
          <table:table-cell office:value-type="float" office:value="2.905519962" calcext:value-type="float">
            <text:p>2,90551996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51.47927094" calcext:value-type="float">
            <text:p>51,47927094</text:p>
          </table:table-cell>
          <table:table-cell office:value-type="float" office:value="1.751520535E-020" calcext:value-type="float">
            <text:p>1,75E-020</text:p>
          </table:table-cell>
          <table:table-cell office:value-type="float" office:value="2.906977415" calcext:value-type="float">
            <text:p>2,906977415</text:p>
          </table:table-cell>
          <table:table-cell table:formula="of:=([.E5]-[.E4])/[.E4]" office:value-type="float" office:value="0.000501615207970131" calcext:value-type="float">
            <text:p>0,00050161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52.31990814" calcext:value-type="float">
            <text:p>52,31990814</text:p>
          </table:table-cell>
          <table:table-cell office:value-type="float" office:value="4.156890186E-019" calcext:value-type="float">
            <text:p>4,16E-019</text:p>
          </table:table-cell>
          <table:table-cell office:value-type="float" office:value="2.35114646" calcext:value-type="float">
            <text:p>2,3511464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51.92170334" calcext:value-type="float">
            <text:p>51,92170334</text:p>
          </table:table-cell>
          <table:table-cell office:value-type="float" office:value="9.420349715E-018" calcext:value-type="float">
            <text:p>9,42E-018</text:p>
          </table:table-cell>
          <table:table-cell office:value-type="float" office:value="2.351824999" calcext:value-type="float">
            <text:p>2,351824999</text:p>
          </table:table-cell>
          <table:table-cell table:style-name="ce3" table:formula="of:=([.E7]-[.E6])/[.E6]" office:value-type="float" office:value="0.000288599205342727" calcext:value-type="float">
            <text:p>0,00028859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89" calcext:value-type="float">
            <text:p>69389</text:p>
          </table:table-cell>
          <table:table-cell office:value-type="float" office:value="52.17282104" calcext:value-type="float">
            <text:p>52,17282104</text:p>
          </table:table-cell>
          <table:table-cell office:value-type="float" office:value="2.796812795E-015" calcext:value-type="float">
            <text:p>2,80E-015</text:p>
          </table:table-cell>
          <table:table-cell office:value-type="float" office:value="2.013609409" calcext:value-type="float">
            <text:p>2,01360940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89" calcext:value-type="float">
            <text:p>69389</text:p>
          </table:table-cell>
          <table:table-cell office:value-type="float" office:value="51.95776749" calcext:value-type="float">
            <text:p>51,95776749</text:p>
          </table:table-cell>
          <table:table-cell office:value-type="float" office:value="5.740505073E-017" calcext:value-type="float">
            <text:p>5,74E-017</text:p>
          </table:table-cell>
          <table:table-cell office:value-type="float" office:value="2.014184475" calcext:value-type="float">
            <text:p>2,014184475</text:p>
          </table:table-cell>
          <table:table-cell table:style-name="ce3" table:formula="of:=([.E9]-[.E8])/[.E8]" office:value-type="float" office:value="0.000285589646845022" calcext:value-type="float">
            <text:p>0,00028558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52.06391525" calcext:value-type="float">
            <text:p>52,06391525</text:p>
          </table:table-cell>
          <table:table-cell office:value-type="float" office:value="0.0000000000001547430532" calcext:value-type="float">
            <text:p>1,55E-013</text:p>
          </table:table-cell>
          <table:table-cell office:value-type="float" office:value="1.779232264" calcext:value-type="float">
            <text:p>1,7792322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51.99875641" calcext:value-type="float">
            <text:p>51,99875641</text:p>
          </table:table-cell>
          <table:table-cell office:value-type="float" office:value="0.0000000000001725844267" calcext:value-type="float">
            <text:p>1,73E-013</text:p>
          </table:table-cell>
          <table:table-cell office:value-type="float" office:value="1.780032992" calcext:value-type="float">
            <text:p>1,780032992</text:p>
          </table:table-cell>
          <table:table-cell table:style-name="ce3" table:formula="of:=([.E11]-[.E10])/[.E10]" office:value-type="float" office:value="0.000450041299386079" calcext:value-type="float">
            <text:p>0,00045004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52.01806641" calcext:value-type="float">
            <text:p>52,01806641</text:p>
          </table:table-cell>
          <table:table-cell office:value-type="float" office:value="0.000000000002716829149" calcext:value-type="float">
            <text:p>2,72E-012</text:p>
          </table:table-cell>
          <table:table-cell office:value-type="float" office:value="1.601882815" calcext:value-type="float">
            <text:p>1,60188281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51.99289322" calcext:value-type="float">
            <text:p>51,99289322</text:p>
          </table:table-cell>
          <table:table-cell office:value-type="float" office:value="0.00000000000225653979" calcext:value-type="float">
            <text:p>2,26E-012</text:p>
          </table:table-cell>
          <table:table-cell office:value-type="float" office:value="1.602249503" calcext:value-type="float">
            <text:p>1,602249503</text:p>
          </table:table-cell>
          <table:table-cell table:formula="of:=([.E13]-[.E12])/[.E12]" office:value-type="float" office:value="0.000228910627273148" calcext:value-type="float">
            <text:p>0,00022891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52.02308273" calcext:value-type="float">
            <text:p>52,02308273</text:p>
          </table:table-cell>
          <table:table-cell office:value-type="float" office:value="0.000000000007955781867" calcext:value-type="float">
            <text:p>7,96E-012</text:p>
          </table:table-cell>
          <table:table-cell office:value-type="float" office:value="1.461760283" calcext:value-type="float">
            <text:p>1,46176028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52.22095108" calcext:value-type="float">
            <text:p>52,22095108</text:p>
          </table:table-cell>
          <table:table-cell office:value-type="float" office:value="0.000000000008461411259" calcext:value-type="float">
            <text:p>8,46E-012</text:p>
          </table:table-cell>
          <table:table-cell office:value-type="float" office:value="1.46286571" calcext:value-type="float">
            <text:p>1,46286571</text:p>
          </table:table-cell>
          <table:table-cell table:formula="of:=([.E15]-[.E14])/[.E14]" office:value-type="float" office:value="0.000756230014494064" calcext:value-type="float">
            <text:p>0,000756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534" calcext:value-type="float">
            <text:p>70534</text:p>
          </table:table-cell>
          <table:table-cell office:value-type="float" office:value="52.2293396" calcext:value-type="float">
            <text:p>52,2293396</text:p>
          </table:table-cell>
          <table:table-cell office:value-type="float" office:value="0.0000000001310133807" calcext:value-type="float">
            <text:p>1,31E-010</text:p>
          </table:table-cell>
          <table:table-cell office:value-type="float" office:value="1.34676671" calcext:value-type="float">
            <text:p>1,3467667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534" calcext:value-type="float">
            <text:p>70534</text:p>
          </table:table-cell>
          <table:table-cell office:value-type="float" office:value="52.39093399" calcext:value-type="float">
            <text:p>52,39093399</text:p>
          </table:table-cell>
          <table:table-cell office:value-type="float" office:value="0.0000000001418736101" calcext:value-type="float">
            <text:p>1,42E-010</text:p>
          </table:table-cell>
          <table:table-cell office:value-type="float" office:value="1.347291708" calcext:value-type="float">
            <text:p>1,347291708</text:p>
          </table:table-cell>
          <table:table-cell table:formula="of:=([.E17]-[.E16])/[.E16]" office:value-type="float" office:value="0.000389821040349255" calcext:value-type="float">
            <text:p>0,0003898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820" calcext:value-type="float">
            <text:p>70820</text:p>
          </table:table-cell>
          <table:table-cell office:value-type="float" office:value="52.39943314" calcext:value-type="float">
            <text:p>52,39943314</text:p>
          </table:table-cell>
          <table:table-cell office:value-type="float" office:value="0.0000000005493386857" calcext:value-type="float">
            <text:p>5,49E-010</text:p>
          </table:table-cell>
          <table:table-cell office:value-type="float" office:value="1.250357628" calcext:value-type="float">
            <text:p>1,25035762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820" calcext:value-type="float">
            <text:p>70820</text:p>
          </table:table-cell>
          <table:table-cell office:value-type="float" office:value="52.55130005" calcext:value-type="float">
            <text:p>52,55130005</text:p>
          </table:table-cell>
          <table:table-cell office:value-type="float" office:value="0.0000000005611404119" calcext:value-type="float">
            <text:p>5,61E-010</text:p>
          </table:table-cell>
          <table:table-cell office:value-type="float" office:value="1.250712991" calcext:value-type="float">
            <text:p>1,250712991</text:p>
          </table:table-cell>
          <table:table-cell table:style-name="ce3" table:formula="of:=([.E19]-[.E18])/[.E18]" office:value-type="float" office:value="0.000284209087098033" calcext:value-type="float">
            <text:p>0,00028420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031" calcext:value-type="float">
            <text:p>71031</text:p>
          </table:table-cell>
          <table:table-cell office:value-type="float" office:value="52.55699158" calcext:value-type="float">
            <text:p>52,55699158</text:p>
          </table:table-cell>
          <table:table-cell office:value-type="float" office:value="0.0000000009131060907" calcext:value-type="float">
            <text:p>9,13E-010</text:p>
          </table:table-cell>
          <table:table-cell office:value-type="float" office:value="1.167294025" calcext:value-type="float">
            <text:p>1,16729402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031" calcext:value-type="float">
            <text:p>71031</text:p>
          </table:table-cell>
          <table:table-cell office:value-type="float" office:value="52.64473343" calcext:value-type="float">
            <text:p>52,64473343</text:p>
          </table:table-cell>
          <table:table-cell office:value-type="float" office:value="0.0000000004088994143" calcext:value-type="float">
            <text:p>4,09E-010</text:p>
          </table:table-cell>
          <table:table-cell office:value-type="float" office:value="1.167520523" calcext:value-type="float">
            <text:p>1,167520523</text:p>
          </table:table-cell>
          <table:table-cell table:style-name="ce3" table:formula="of:=([.E21]-[.E20])/[.E20]" office:value-type="float" office:value="0.000194036802338799" calcext:value-type="float">
            <text:p>0,00019403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125" calcext:value-type="float">
            <text:p>71125</text:p>
          </table:table-cell>
          <table:table-cell office:value-type="float" office:value="52.64976501" calcext:value-type="float">
            <text:p>52,64976501</text:p>
          </table:table-cell>
          <table:table-cell office:value-type="float" office:value="0.000000003707832041" calcext:value-type="float">
            <text:p>3,71E-009</text:p>
          </table:table-cell>
          <table:table-cell office:value-type="float" office:value="1.094455123" calcext:value-type="float">
            <text:p>1,09445512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96073012259703" calcext:value-type="float">
            <text:p>0,000696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8:28.606325238</dc:date>
    <meta:document-statistic meta:table-count="1" meta:cell-count="121" meta:object-count="0"/>
    <meta:generator>LibreOffice/4.1.4.2$Linux_X86_64 LibreOffice_project/410m0$Build-2</meta:generator>
  </office:meta>
</office:document-meta>
</file>